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46cm"/>
    </style:style>
    <style:style style:name="co2" style:family="table-column">
      <style:table-column-properties fo:break-before="auto" style:column-width="9.31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afd095" fo:border="0.74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be33d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background-color="#fff5ce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4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able-cell-properties fo:wrap-option="wrap"/>
    </style:style>
    <style:style style:name="ce1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19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23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 fo:margin-left="0cm"/>
      <style:text-properties fo:font-size="26pt" style:font-size-asian="26pt" style:font-size-complex="26pt"/>
    </style:style>
    <style:style style:name="ce24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dee6ef" fo:wrap-option="wrap" fo:border="0.74pt solid #000000"/>
    </style:style>
    <style:style style:name="ce15" style:family="table-cell" style:parent-style-name="Default">
      <style:table-cell-properties fo:wrap-option="wrap"/>
    </style:style>
    <style:style style:name="ce20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 fo:border="0.74pt solid #000000" style:vertical-align="middle"/>
    </style:style>
    <style:style style:name="ce34" style:family="table-cell" style:parent-style-name="Default">
      <style:table-cell-properties fo:wrap-option="wrap" fo:border="0.74pt solid #000000" style:vertical-align="middle"/>
      <style:text-properties style:font-name="Liberation Serif" style:font-name-asian="DejaVu Sans" style:font-name-complex="DejaVu Sans"/>
    </style:style>
    <style:style style:name="ce22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0000" fo:wrap-option="wrap" fo:border="0.74pt solid #000000"/>
    </style:style>
    <style:style style:name="ce7" style:family="table-cell" style:parent-style-name="Default" style:data-style-name="N37">
      <style:table-cell-properties fo:background-color="#ffe994"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e994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>
      <style:table-cell-properties fo:border="0.74pt solid #000000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ce11"/>
        <table:table-column table:style-name="co1" table:default-cell-style-name="ce24"/>
        <table:table-column table:style-name="co2" table:default-cell-style-name="ce11"/>
        <table:table-column table:style-name="co1" table:default-cell-style-name="ce11"/>
        <table:table-column table:style-name="co3" table:number-columns-repeated="12" table:default-cell-style-name="Default"/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Проект</text:p>
          </table:table-cell>
          <table:covered-table-cell table:number-columns-repeated="2" table:style-name="ce14"/>
          <table:table-cell table:style-name="ce14" office:value-type="string" calcext:value-type="string">
            <text:p>ЗаГС</text:p>
          </table:table-cell>
          <table:table-cell table:number-columns-repeated="12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Дата</text:p>
          </table:table-cell>
          <table:covered-table-cell table:number-columns-repeated="2" table:style-name="ce14"/>
          <table:table-cell table:style-name="ce7" office:value-type="date" office:date-value="2024-11-12" calcext:value-type="date">
            <text:p>12.11.24</text:p>
          </table:table-cell>
          <table:table-cell/>
          <table:table-cell table:number-columns-spanned="2" table:number-rows-spanned="3"/>
          <table:covered-table-cell/>
          <table:table-cell table:number-columns-spanned="2" table:number-rows-spanned="3"/>
          <table:covered-table-cell/>
          <table:table-cell table:number-columns-repeated="7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Билд</text:p>
          </table:table-cell>
          <table:covered-table-cell table:number-columns-repeated="2" table:style-name="ce14"/>
          <table:table-cell table:style-name="ce14" office:value-type="string" calcext:value-type="string">
            <text:p>-</text:p>
          </table:table-cell>
          <table:table-cell/>
          <table:covered-table-cell table:number-columns-repeated="4"/>
          <table:table-cell table:number-columns-repeated="7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Тестировщик</text:p>
          </table:table-cell>
          <table:covered-table-cell table:number-columns-repeated="2" table:style-name="ce14"/>
          <table:table-cell table:style-name="ce14" office:value-type="string" calcext:value-type="string">
            <text:p>Федор Королев</text:p>
          </table:table-cell>
          <table:table-cell/>
          <table:covered-table-cell table:number-columns-repeated="4"/>
          <table:table-cell table:number-columns-repeated="7"/>
        </table:table-row>
        <table:table-row table:style-name="ro1">
          <table:table-cell table:style-name="Default"/>
          <table:table-cell table:style-name="ce14" office:value-type="string" calcext:value-type="string" table:number-columns-spanned="3" table:number-rows-spanned="1">
            <text:p>Окружение</text:p>
          </table:table-cell>
          <table:covered-table-cell table:number-columns-repeated="2" table:style-name="ce14"/>
          <table:table-cell table:style-name="ce8" office:value-type="string" calcext:value-type="string">
            <text:p>Google chrome Версия 128.0.6613.137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Подмодуль</text:p>
          </table:table-cell>
          <table:table-cell table:style-name="ce1" office:value-type="string" calcext:value-type="string">
            <text:p>Элемент/функция</text:p>
          </table:table-cell>
          <table:table-cell table:style-name="ce1" office:value-type="string" calcext:value-type="string">
            <text:p>Описание</text:p>
          </table:table-cell>
          <table:table-cell table:style-name="ce6"/>
          <table:table-cell table:number-columns-repeated="12"/>
        </table:table-row>
        <table:table-row table:style-name="ro2">
          <table:table-cell table:style-name="ce3" office:value-type="string" calcext:value-type="string" table:number-columns-spanned="1" table:number-rows-spanned="51">
            <text:p>Авторизация</text:p>
          </table:table-cell>
          <table:table-cell table:number-columns-spanned="1" table:number-rows-spanned="51"/>
          <table:table-cell office:value-type="string" calcext:value-type="string" table:number-columns-spanned="1" table:number-rows-spanned="4">
            <text:p>Окно авторизации</text:p>
          </table:table-cell>
          <table:table-cell office:value-type="string" calcext:value-type="string">
            <text:p>Осуществление перехода к форме «Данные заявителя» при клике на кнопку «Войти как пользователь»</text:p>
          </table:table-cell>
          <table:table-cell table:number-columns-repeated="13"/>
        </table:table-row>
        <table:table-row table:style-name="ro2">
          <table:covered-table-cell table:style-name="ce4"/>
          <table:covered-table-cell/>
          <table:covered-table-cell table:style-name="ce29"/>
          <table:table-cell office:value-type="string" calcext:value-type="string">
            <text:p><text:span text:style-name="T1">Осуществление перехода </text:span>к форме «Данные администратора» при клике на кнопку «Войти как администратор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table:style-name="ce15" office:value-type="string" calcext:value-type="string">
            <text:p>Переключение языка с русского на английский в выпадающем списке «Язык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ереключение языка с английского на русский в выпадающем списке «Язык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table-cell office:value-type="string" calcext:value-type="string" table:number-columns-spanned="1" table:number-rows-spanned="25">
            <text:p>Форма «Данные заявителя»</text:p>
          </table:table-cell>
          <table:table-cell office:value-type="string" calcext:value-type="string">
            <text:p>Цветовой индикатор «Данные заявителя» вверху страницы зеленый, остальные серые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Вверху формы отображается подсказка «Вы вошли как пользователь»</text:p>
          </table:table-cell>
          <table:table-cell table:style-name="ce20"/>
          <table:table-cell table:number-columns-repeated="12"/>
        </table:table-row>
        <table:table-row table:style-name="ro4">
          <table:covered-table-cell table:style-name="ce4"/>
          <table:covered-table-cell/>
          <table:covered-table-cell table:style-name="ce29"/>
          <table:table-cell office:value-type="string" calcext:value-type="string">
            <text:p>Поле «Фамили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Фамилия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Фамилия»</text:p>
          </table:table-cell>
          <table:table-cell table:number-columns-repeated="13"/>
        </table:table-row>
        <table:table-row table:style-name="ro6">
          <table:covered-table-cell table:style-name="ce4"/>
          <table:covered-table-cell/>
          <table:covered-table-cell table:style-name="ce29"/>
          <table:table-cell office:value-type="string" calcext:value-type="string">
            <text:p>Поле «Им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Имя» 2-100 символов</text:p>
          </table:table-cell>
          <table:table-cell table:number-columns-repeated="12"/>
          <table:table-cell table:style-name="ce46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Имя»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Поле «Отчество» принимает кириллицу, латиницу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Отчество» 2-100 символов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Отчество»</text:p>
          </table:table-cell>
          <table:table-cell table:number-columns-repeated="12"/>
          <table:table-cell table:style-name="ce47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оле «Адрес прописки» принимает кириллицу, латиницу, спецсимволы, цифры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Адрес прописки» 3-100 символов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Адрес прописки»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Поле «Телефон» принимает цифры</text:p>
          </table:table-cell>
          <table:table-cell table:number-columns-repeated="12"/>
          <table:table-cell table:style-name="ce47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Телефон» 5-11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Телефон»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Поле «Номер паспорта» принимает цифры и <text:s/>буквы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Номер паспорта» 9-1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Номер паспорт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Далее» в левом нижнем углу страницы происходит переход на этап «Выбор услуг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Закрыть» происходит переход к окну авторизации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table:style-name="ce20" office:value-type="string" calcext:value-type="string">
            <text:p>Кнопка "Далее" становится активной только при заполнении всех обязательных полей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table:style-name="ce31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3">
          <table:covered-table-cell table:style-name="ce10"/>
          <table:covered-table-cell table:style-name="ce16"/>
          <table:table-cell office:value-type="string" calcext:value-type="string" table:number-columns-spanned="1" table:number-rows-spanned="22">
            <text:p>Форма «Данные администратора»</text:p>
          </table:table-cell>
          <table:table-cell office:value-type="string" calcext:value-type="string">
            <text:p>Цветовой индикатор «Данные регистрации» вверху страницы зеленый, остальные серые</text:p>
          </table:table-cell>
          <table:table-cell table:number-columns-repeated="13"/>
        </table:table-row>
        <table:table-row table:style-name="ro3">
          <table:covered-table-cell table:style-name="ce10"/>
          <table:covered-table-cell table:number-columns-repeated="2"/>
          <table:table-cell office:value-type="string" calcext:value-type="string">
            <text:p>Вверху формы отображается подсказка «Вы вошли как администратор»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Поле «Фамили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Фамилия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бязательность заполнения поля «Фамилия»</text:p>
          </table:table-cell>
          <table:table-cell table:number-columns-repeated="13"/>
        </table:table-row>
        <table:table-row table:style-name="ro5">
          <table:covered-table-cell table:style-name="ce4"/>
          <table:covered-table-cell/>
          <table:covered-table-cell table:style-name="ce29"/>
          <table:table-cell office:value-type="string" calcext:value-type="string">
            <text:p>Ограничение поля «Имя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Имя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Отчество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Отчество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Отчество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Телефон» принимает цифры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Телефон» 5-11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Телефон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Номер паспорта» принимает цифры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Номер паспорта» 9-1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Номер паспорт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В поле «Дата рождения» вносится значение из датапикера в формате ДД.ММ.ГГГГ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ри клике на кнопку «Далее» происходит переход на этап «Администрирование заявок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ри клике на кнопку «Назад» происходит переход к окну авторизации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20" office:value-type="string" calcext:value-type="string">
            <text:p>Кнопка "Далее" становится активной только при заполнении всех обязательных полей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20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3">
          <table:table-cell table:style-name="ce10" office:value-type="string" calcext:value-type="string" table:number-columns-spanned="1" table:number-rows-spanned="143">
            <text:p>Оформление заявок</text:p>
          </table:table-cell>
          <table:table-cell table:number-columns-spanned="1" table:number-rows-spanned="6"/>
          <table:table-cell office:value-type="string" calcext:value-type="string" table:number-columns-spanned="1" table:number-rows-spanned="6">
            <text:p>Окно «Выбор услуги»</text:p>
          </table:table-cell>
          <table:table-cell table:style-name="ce21" office:value-type="string" calcext:value-type="string">
            <text:p>Цветовые индикаторы «Данные заявителя» и «Выбор услуги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 table:style-name="ce10"/>
          <table:covered-table-cell table:number-columns-repeated="2"/>
          <table:table-cell office:value-type="string" calcext:value-type="string">
            <text:p>При клике на кнопку «Регистрация брака» происходит переход к форме «Регистрация брак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Регистрация рождения» происходит переход к форме «Регистрация рождения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Регистрация смерти» происходит переход к форме «Регистрация смерт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Назад» происходит переход к форме «Данные заявителя»</text:p>
          </table:table-cell>
          <table:table-cell table:number-columns-repeated="13"/>
        </table:table-row>
        <table:table-row table:style-name="ro3">
          <table:covered-table-cell table:style-name="ce4"/>
          <table:covered-table-cell/>
          <table:covered-table-cell table:style-name="ce29"/>
          <table:table-cell office:value-type="string" calcext:value-type="string">
            <text:p>При клике на кнопку «Закрыть» происходит переход к окну авторизации</text:p>
          </table:table-cell>
          <table:table-cell table:number-columns-repeated="13"/>
        </table:table-row>
        <table:table-row table:style-name="ro2">
          <table:covered-table-cell table:style-name="ce4"/>
          <table:table-cell table:style-name="ce18" office:value-type="string" calcext:value-type="string" table:number-columns-spanned="1" table:number-rows-spanned="48">
            <text:p>Регистрация брака</text:p>
          </table:table-cell>
          <table:table-cell office:value-type="string" calcext:value-type="string" table:number-columns-spanned="1" table:number-rows-spanned="25">
            <text:p>Форма «Данные гражданина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style-name="ce18"/>
          <table:covered-table-cell/>
          <table:table-cell table:style-name="ce34" office:value-type="string" calcext:value-type="string">
            <text:p>Вверху формы отображается подсказка Вы вошли как пользователь. Вы выбрали услугу: Регистрация брака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Фамили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Фамилия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Фамилия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Им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Имя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Имя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Отчество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Отчество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Необязательность заполнения поля «Отчество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оле «Адрес прописки» принимает кириллицу, латиницу, спецсимволы, цифры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Адрес прописки» 3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Адрес прописк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В поле «Дата рождения» вносится значение из датапикера в формате ДД.ММ.ГГГГ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Дата рождения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оле «Номер паспорта» принимает кириллицу и <text:s/>цифры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Номер паспорта» 9-1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Номер паспорт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В выпадающем списке «Пол» выбирается мужской/женский пол</text:p>
          </table:table-cell>
          <table:table-cell table:number-columns-repeated="13"/>
        </table:table-row>
        <table:table-row table:style-name="ro2">
          <table:covered-table-cell table:style-name="ce4"/>
          <table:covered-table-cell table:number-columns-repeated="2"/>
          <table:table-cell office:value-type="string" calcext:value-type="string">
            <text:p>При клике на кнопку «Далее» в левом нижнем углу страницы происходит переход на этап «Данные услуг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ри клике на кнопку «Назад» происходит переход на этап «Выбор услуг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20" office:value-type="string" calcext:value-type="string">
            <text:p>Кнопка "Далее" становится активной только при заполнении всех обязательных полей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20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2">
          <table:covered-table-cell table:style-name="ce4"/>
          <table:covered-table-cell/>
          <table:table-cell office:value-type="string" calcext:value-type="string" table:number-columns-spanned="1" table:number-rows-spanned="23">
            <text:p>Форма «Данные услуги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, «Данные услуги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34" office:value-type="string" calcext:value-type="string">
            <text:p>Вверху формы отображается подсказка Вы вошли как пользователь. Вы выбрали услугу: Регистрация брака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В поле «Дата» вносится значение из датапикера в формате ДД.ММ.ГГГГ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Дат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оле «Фамилия супруга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Фамилия супруга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Фамилия супруга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Имя супруга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Имя супруга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Имя супруга»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оле «Отчество супруги» принимает кириллицу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граничение поля «Отчество супруги» 2-100 символов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Отчество супруг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В поле «Дата рождения супруга» вносится значение из датапикера в формате ДД.ММ.ГГГГ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Дата рождения супруга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оле «Номер паспорта супруги» принимает кириллицу и цифры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Ограничение поля «Номер паспорта супруги» 9-10 символов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Обязательность заполнения поля «Номер паспорта супруги»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table:style-name="ce20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5">
          <table:covered-table-cell table:style-name="ce4"/>
          <table:covered-table-cell table:number-columns-repeated="2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3">
          <table:covered-table-cell table:style-name="ce4"/>
          <table:covered-table-cell table:number-columns-repeated="2"/>
          <table:table-cell office:value-type="string" calcext:value-type="string">
            <text:p>При клике на кнопку «Завершить» в левом нижнем углу страницы происходит переход на этап «Статус заявк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ри клике на кнопку «Закрыть» происходит переход к окну авторизации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22" office:value-type="string" calcext:value-type="string">
            <text:p>При клике на кнопку «Назад» происходит переход к этапу «Данные гражданина»</text:p>
          </table:table-cell>
          <table:table-cell table:number-columns-repeated="13"/>
        </table:table-row>
        <table:table-row table:style-name="ro2">
          <table:covered-table-cell/>
          <table:table-cell table:style-name="ce19" office:value-type="string" calcext:value-type="string" table:number-columns-spanned="1" table:number-rows-spanned="47">
            <text:p>Регистрация рождения</text:p>
          </table:table-cell>
          <table:table-cell office:value-type="string" calcext:value-type="string" table:number-columns-spanned="1" table:number-rows-spanned="25">
            <text:p>Форма «Данные гражданина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/>
          <table:covered-table-cell table:style-name="ce19"/>
          <table:covered-table-cell/>
          <table:table-cell table:style-name="ce34" office:value-type="string" calcext:value-type="string">
            <text:p>Вверху формы отображается подсказка Вы вошли как пользователь. Вы выбрали услугу: Регистрация рождения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Фамили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Фамилия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Фамилия»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Им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Имя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Имя»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Отчество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Отчество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Отчество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Адрес прописки» принимает кириллицу, латиницу, спецсимволы, цифр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Адрес прописки» 3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Адрес прописк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В поле «Дата рождения» вносится значение из датапикера в формате ДД.ММ.ГГГГ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Дата рождения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Номер паспорта» принимает кириллицу и <text:s/>цифр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Номер паспорта» 9-1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Номер паспорта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В выпадающем списке «Пол» выбирается мужской/женский пол</text:p>
          </table:table-cell>
          <table:table-cell table:number-columns-repeated="13"/>
        </table:table-row>
        <table:table-row table:style-name="ro2">
          <table:covered-table-cell table:number-columns-repeated="3"/>
          <table:table-cell office:value-type="string" calcext:value-type="string">
            <text:p>При клике на кнопку «Далее» в левом нижнем углу страницы происходит переход на этап «Данные услуг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ри клике на кнопку «Назад» происходит переход на этап «Выбор услуг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20" office:value-type="string" calcext:value-type="string">
            <text:p>Кнопка "Далее" становится активной только при заполнении всех обязательных полей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20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22">
            <text:p>Форма «Данные услуги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, «Данные услуги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36" office:value-type="string" calcext:value-type="string">
            <text:p>Вверху формы отображается подсказка Вы вошли как пользователь. Вы выбрали услугу: Регистрация рождения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оле «Место рождения» принимает кириллицу, латиницу, спецсимволы, цифры</text:p>
          </table:table-cell>
          <table:table-cell table:number-columns-repeated="13"/>
        </table:table-row>
        <table:table-row table:style-name="ro5">
          <table:covered-table-cell table:number-columns-repeated="2"/>
          <table:covered-table-cell table:style-name="ce29"/>
          <table:table-cell office:value-type="string" calcext:value-type="string">
            <text:p>Ограничение поля «Место рождения» 3-100 символов</text:p>
          </table:table-cell>
          <table:table-cell table:number-columns-repeated="13"/>
        </table:table-row>
        <table:table-row table:style-name="ro5">
          <table:covered-table-cell table:number-columns-repeated="2"/>
          <table:covered-table-cell table:style-name="ce29"/>
          <table:table-cell office:value-type="string" calcext:value-type="string">
            <text:p>Обязательность заполнения поля «Место рождения»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Мать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Мать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Мать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Отец» принимает кириллицу, латиницу, спецсимвол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Отец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Отец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33" office:value-type="string" calcext:value-type="string">
            <text:p>Поле «Бабушка» принимает кириллицу, латиницу, спецсимвол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table:style-name="ce33" office:value-type="string" calcext:value-type="string">
            <text:p>Ограничение поля «Бабушка» 2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table:style-name="ce33" office:value-type="string" calcext:value-type="string">
            <text:p>Обязательность заполнения поля «Бабушка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33" office:value-type="string" calcext:value-type="string">
            <text:p>Поле «Дедушка» принимает кириллицу, латиницу, спецсимвол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table:style-name="ce33" office:value-type="string" calcext:value-type="string">
            <text:p>Ограничение поля «Дедушка» 2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table:style-name="ce33" office:value-type="string" calcext:value-type="string">
            <text:p>Обязательность заполнения поля «Дедушка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Завершить» в левом нижнем углу страницы происходит переход на этап «Статус заявки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Закрыть» происходит переход к окну авторизации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table:style-name="ce22" office:value-type="string" calcext:value-type="string">
            <text:p>При клике на кнопку «Назад» происходит переход к этапу «Данные гражданина»</text:p>
          </table:table-cell>
          <table:table-cell table:number-columns-repeated="13"/>
        </table:table-row>
        <table:table-row table:style-name="ro2">
          <table:covered-table-cell/>
          <table:table-cell table:style-name="ce23" office:value-type="string" calcext:value-type="string" table:number-columns-spanned="1" table:number-rows-spanned="36">
            <text:p>Регистрация смерти</text:p>
          </table:table-cell>
          <table:table-cell office:value-type="string" calcext:value-type="string" table:number-columns-spanned="1" table:number-rows-spanned="25">
            <text:p>Форма «Данные гражданина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/>
          <table:covered-table-cell table:style-name="ce23"/>
          <table:covered-table-cell/>
          <table:table-cell table:style-name="ce36" office:value-type="string" calcext:value-type="string">
            <text:p>Вверху формы отображается подсказка Вы вошли как пользователь. Вы выбрали услугу: Регистрация смерти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Фамилия» принимает кириллицу, латиницу, спецсимволы, цифр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Фамилия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Фамилия»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Имя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Имя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Имя»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оле «Отчество» принимает кириллицу, латиницу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Отчество» 2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Отчество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Адрес прописки» принимает кириллицу, латиницу, спецсимволы, цифр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Адрес прописки» 3-10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Адрес прописк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В поле «Дата рождения» вносится значение из датапикера в формате ДД.ММ.ГГГГ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Дата рождения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оле «Номер паспорта» принимает кириллицу и <text:s/>цифры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граничение поля «Номер паспорта» 9-10 символов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Обязательность заполнения поля «Номер паспорта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В выпадающем списке «Пол» выбирается мужской/женский пол</text:p>
          </table:table-cell>
          <table:table-cell table:number-columns-repeated="13"/>
        </table:table-row>
        <table:table-row table:style-name="ro2">
          <table:covered-table-cell table:number-columns-repeated="3"/>
          <table:table-cell office:value-type="string" calcext:value-type="string">
            <text:p>При клике на кнопку «Далее» в левом нижнем углу страницы происходит переход на этап «Данные услуг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ри клике на кнопку «Назад» происходит переход на этап «Выбор услуги»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20" office:value-type="string" calcext:value-type="string">
            <text:p>Кнопка "Далее" становится активной только при заполнении всех обязательных полей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20"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5">
          <table:covered-table-cell table:number-columns-repeated="3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2">
          <table:covered-table-cell table:number-columns-repeated="2"/>
          <table:table-cell office:value-type="string" calcext:value-type="string" table:number-columns-spanned="1" table:number-rows-spanned="11">
            <text:p>Форма «Данные услуги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, «Данные услуги» вверху страницы зеленые, остальные серые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table:style-name="ce36" office:value-type="string" calcext:value-type="string">
            <text:p>Вверху формы отображается подсказка Вы вошли как пользователь. Вы выбрали услугу: Регистрация смерти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В поле «Дата смерти» принимает значение в формате <text:s/>ДД.ММ.ГГГГ из датапикера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оле «Место смерти» принимает кириллицу, латиницу, спецсимволы</text:p>
          </table:table-cell>
          <table:table-cell table:number-columns-repeated="13"/>
        </table:table-row>
        <table:table-row table:style-name="ro5">
          <table:covered-table-cell table:number-columns-repeated="2"/>
          <table:covered-table-cell table:style-name="ce29"/>
          <table:table-cell office:value-type="string" calcext:value-type="string">
            <text:p>Обязательность заполнения поля «Дата смерти»</text:p>
          </table:table-cell>
          <table:table-cell table:number-columns-repeated="13"/>
        </table:table-row>
        <table:table-row table:style-name="ro5">
          <table:covered-table-cell table:number-columns-repeated="2"/>
          <table:covered-table-cell table:style-name="ce29"/>
          <table:table-cell office:value-type="string" calcext:value-type="string">
            <text:p>Обязательность заполнения поля «Место смерти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Placeholder полей ввода содержит информацию о количественном ограничении символов.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Завершить» в левом нижнем углу страницы происходит переход на этап «Статус заявки»</text:p>
          </table:table-cell>
          <table:table-cell table:number-columns-repeated="13"/>
        </table:table-row>
        <table:table-row table:style-name="ro5">
          <table:covered-table-cell table:number-columns-repeated="2"/>
          <table:covered-table-cell table:style-name="ce29"/>
          <table:table-cell office:value-type="string" calcext:value-type="string">
            <text:p>Пустые поля подсвечиваются красным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Закрыть» происходит переход к окну авторизации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table:style-name="ce22" office:value-type="string" calcext:value-type="string">
            <text:p>При клике на кнопку «Назад» происходит переход к этапу «Данные гражданина»</text:p>
          </table:table-cell>
          <table:table-cell table:number-columns-repeated="13"/>
        </table:table-row>
        <table:table-row table:style-name="ro2">
          <table:covered-table-cell/>
          <table:table-cell table:number-columns-spanned="1" table:number-rows-spanned="6"/>
          <table:table-cell office:value-type="string" calcext:value-type="string" table:number-columns-spanned="1" table:number-rows-spanned="6">
            <text:p>Окно «Статус заявки»</text:p>
          </table:table-cell>
          <table:table-cell table:style-name="ce21" office:value-type="string" calcext:value-type="string">
            <text:p>Цветовые индикаторы «Данные заявителя», «Выбор услуги», «Данные гражданина», «Данные услуги», «Статус заявки» вверху страницы зеленые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На странице содержится текст: «Спасибо за обращение!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На странице есть дата подачи заявки в формате ДД ММ ГГГГ, ЧЧ;ММ:CC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На странице содержится текст: «Статус заявки: на рассмотрении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Обновить» обновляется статус заявки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клике на кнопку «Создать новую заявку» происходит переход на этап «Выбор услуги»</text:p>
          </table:table-cell>
          <table:table-cell table:number-columns-repeated="13"/>
        </table:table-row>
        <table:table-row table:style-name="ro3">
          <table:table-cell table:style-name="ce12" office:value-type="string" calcext:value-type="string" table:number-columns-spanned="1" table:number-rows-spanned="11">
            <text:p>Администрирование заявок</text:p>
          </table:table-cell>
          <table:table-cell table:number-columns-spanned="1" table:number-rows-spanned="11"/>
          <table:table-cell office:value-type="string" calcext:value-type="string" table:number-columns-spanned="1" table:number-rows-spanned="11">
            <text:p>Блок «Администрирование заявок»</text:p>
          </table:table-cell>
          <table:table-cell office:value-type="string" calcext:value-type="string">
            <text:p>Наличие прокрутки таблицы при большом количестве заявок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Заявки отсортированы от самой новой до самой старой</text:p>
          </table:table-cell>
          <table:table-cell table:number-columns-repeated="13"/>
        </table:table-row>
        <table:table-row table:style-name="ro2">
          <table:covered-table-cell table:number-columns-repeated="2"/>
          <table:covered-table-cell table:style-name="ce29"/>
          <table:table-cell office:value-type="string" calcext:value-type="string">
            <text:p>При нажатии кнопки «Стрелка вверх/вниз» в столбце «время», заявки сортируются по возрастанию/убыванию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Цвет поля «Статус» красный (НЕХ значение: #c33117f2), если статус заявки «Отклонена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Цвет поля «Статус» зеленый (НЕХ значение: #088e08)), если статус заявки «Одобрена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Цвет поля «Статус» синий (НЕХ значение:</text:p>
            <text:p>#1b7eaf), если статус заявки «На рассмотрении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нажатии кнопки «палец вверх» в столбце «действие» статус заявки изменяется на «Одобрена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нажатии кнопки «Палец вниз» в столбце «действие» статус заявки изменяется на «Отклонена»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отсутствии заявок появляется текст: «В данный момент заявок нет» замещающий таблицу с заявками</text:p>
          </table:table-cell>
          <table:table-cell table:number-columns-repeated="13"/>
        </table:table-row>
        <table:table-row table:style-name="ro3">
          <table:covered-table-cell table:number-columns-repeated="2"/>
          <table:covered-table-cell table:style-name="ce29"/>
          <table:table-cell office:value-type="string" calcext:value-type="string">
            <text:p>При нажатии кнопки «Обновить» обновляются данные в таблице</text:p>
          </table:table-cell>
          <table:table-cell table:number-columns-repeated="13"/>
        </table:table-row>
        <table:table-row table:style-name="ro3">
          <table:covered-table-cell table:number-columns-repeated="3"/>
          <table:table-cell office:value-type="string" calcext:value-type="string">
            <text:p>При нажатии кнопки «Закрыть» происходит переход в окно авторизации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8">00.00.0000</text:date>, <text:time style:data-style-name="N2" text:time-value="10:40:11.599310422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6:23:41.135326648</meta:creation-date>
    <dc:date>2024-11-28T10:40:44.297639976</dc:date>
    <meta:editing-duration>PT17H46M9S</meta:editing-duration>
    <meta:editing-cycles>95</meta:editing-cycles>
    <meta:generator>LibreOffice/24.2.5.2$Linux_X86_64 LibreOffice_project/420$Build-2</meta:generator>
    <meta:document-statistic meta:table-count="1" meta:cell-count="237" meta:object-count="0"/>
    <meta:user-defined meta:name=""/>
  </office:meta>
</office:document-meta>
</file>